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a5ed" officeooo:paragraph-rsid="001fa5ed"/>
    </style:style>
    <style:style style:name="P3" style:family="paragraph" style:parent-style-name="Standard">
      <style:text-properties officeooo:rsid="001fa5ed" officeooo:paragraph-rsid="002316c2"/>
    </style:style>
    <style:style style:name="P4" style:family="paragraph" style:parent-style-name="Standard">
      <style:text-properties officeooo:rsid="001f65d6" officeooo:paragraph-rsid="001f65d6"/>
    </style:style>
    <style:style style:name="P5" style:family="paragraph" style:parent-style-name="Standard">
      <style:text-properties officeooo:rsid="001f65d6" officeooo:paragraph-rsid="0026e396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2ab96"/>
    </style:style>
    <style:style style:name="T5" style:family="text">
      <style:text-properties officeooo:rsid="002316c2"/>
    </style:style>
    <style:style style:name="T6" style:family="text">
      <style:text-properties officeooo:rsid="0024a93e"/>
    </style:style>
    <style:style style:name="T7" style:family="text">
      <style:text-properties officeooo:rsid="0026a49a"/>
    </style:style>
    <style:style style:name="T8" style:family="text">
      <style:text-properties officeooo:rsid="0026e3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eSet-Hospital - https://www.deviantart.com/milkian</text:p>
      <text:p text:style-name="P1">badezimmer - <text:span text:style-name="T2">pandamaru.de </text:span><text:span text:style-name="T3">PandaMaru</text:span></text:p>
      <text:p text:style-name="P1">badgeWallMinkWide</text:p>
      <text:p text:style-name="P1">Bar – meins CC0</text:p>
      <text:p text:style-name="P1">Bäume – Sven (nicht benutzt)</text:p>
      <text:p text:style-name="P1">bildschirme – meins CC0</text:p>
      <text:p text:style-name="P1">buehne – meins CC0</text:p>
      <text:p text:style-name="P1">c3 - (…) ccc</text:p>
      <text:p text:style-name="P1">cafeteria – aus among us :-)</text:p>
      <text:p text:style-name="P1">campfire</text:p>
      <text:p text:style-name="P1">cert - (…) ccc</text:p>
      <text:p text:style-name="P1">china gadgets</text:p>
      <text:p text:style-name="P1">cija – cc0</text:p>
      <text:p text:style-name="P1">cyber – nicht benutzt</text:p>
      <text:p text:style-name="P1">dasgehtnicht – cc0? Aus telegrmm</text:p>
      <text:p text:style-name="P1">dk-garden – nicht benutzt</text:p>
      <text:p text:style-name="P1">dont panik – reini &amp; nicolas</text:p>
      <text:p text:style-name="P1">doors – standart und andere</text:p>
      <text:p text:style-name="P1">dungeon - </text:p>
      <text:p text:style-name="P1">Else4 – jaaaaa</text:p>
      <text:p text:style-name="P1">fahrrad – meins CC0</text:p>
      <text:p text:style-name="P1">floort<text:span text:style-name="T3">i</text:span>leset – (standart) <text:span text:style-name="T8">workadventu.re/faq/licence</text:span></text:p>
      <text:p text:style-name="P1">fluctrutsche – meins CC0</text:p>
      <text:p text:style-name="P1">fluchtweg – meins CC0</text:p>
      <text:p text:style-name="P1">food and drinks - <text:span text:style-name="T7">(…) ccc</text:span></text:p>
      <text:p text:style-name="P1">furniture</text:p>
      <text:p text:style-name="P1">furniture2</text:p>
      <text:p text:style-name="P1">furniture3 – <text:span text:style-name="T6">deviantart.com/painhurt</text:span></text:p>
      <text:p text:style-name="P1">furniture4</text:p>
      <text:p text:style-name="P1">furniture5</text:p>
      <text:p text:style-name="P1">hiundhoe – meins CC0 (icht benutzt)</text:p>
      <text:p text:style-name="P1">kamin mit feuer</text:p>
      <text:p text:style-name="P1">kellertreppen</text:p>
      <text:p text:style-name="P1">lakierung – pixxta CC0</text:p>
      <text:p text:style-name="P1">laserklasse vmb – minkorrekt (s nict benutzt)</text:p>
      <text:p text:style-name="P1">leinwand</text:p>
      <text:p text:style-name="P1">leipzig - (…) ccc</text:p>
      <text:p text:style-name="P5">mapUtilities – <text:span text:style-name="T3">standart? </text:span><text:span text:style-name="T8">workadventu.re/faq/licence</text:span></text:p>
      <text:p text:style-name="P1">minideke - (..) ccc</text:p>
      <text:p text:style-name="P1">minkorrekt – mikorrekt</text:p>
      <text:p text:style-name="P1">misc - (…) ccc</text:p>
      <text:p text:style-name="P1">pacman – cc0</text:p>
      <text:p text:style-name="P1">pipobase</text:p>
      <text:p text:style-name="P1">r2r – divoc muesste auch cc0 sein</text:p>
      <text:p text:style-name="P1">rabe – scihub</text:p>
      <text:p text:style-name="P1">rc3 - (…) ccc</text:p>
      <text:p text:style-name="P2">saerge - </text:p>
      <text:p text:style-name="P2">schrank – selbstzusammen geklaut</text:p>
      <text:p text:style-name="P2">science – minkorrekt (so nicht benutzt)</text:p>
      <text:p text:style-name="P2">seze banner – seze </text:p>
      <text:p text:style-name="P2">storage – ccc</text:p>
      <text:p text:style-name="P2">straße - <text:span text:style-name="T4">pandaMaru</text:span></text:p>
      <text:p text:style-name="P2"><text:soft-page-break/>tafel – irgendwohergeklaut und geändert</text:p>
      <text:p text:style-name="P2">telescope -among us</text:p>
      <text:p text:style-name="P2">testing – ccc </text:p>
      <text:p text:style-name="P2">tiles – <text:span text:style-name="T5">gdu.one Dust Collector</text:span></text:p>
      <text:p text:style-name="P3">tileset - <text:span text:style-name="T1">https://www.deviantart.com/milkian</text:span></text:p>
      <text:p text:style-name="P2">watertower – zusammengeklaut</text:p>
      <text:p text:style-name="P2">wegweiser – cc0 meins</text:p>
      <text:p text:style-name="P2">zug - </text:p>
      <text:p text:style-name="P2">zug lackierungen – cc0 (rc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5T13:38:32.263218591</dc:date>
    <meta:editing-duration>PT16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182" meta:character-count="1345" meta:non-whitespace-character-count="1184"/>
  </office:meta>
</office:document-meta>
</file>